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6.822cm" fo:min-width="4.098cm"/>
    </style:style>
    <style:style style:name="gr2" style:family="graphic" style:parent-style-name="standard">
      <style:graphic-properties draw:stroke="none" svg:stroke-color="#000000" draw:fill="none" draw:fill-color="#ffffff" fo:min-height="0.46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draw:fill-color="#ffff00" draw:opacity="38%" draw:textarea-horizontal-align="justify" draw:textarea-vertical-align="middle" draw:auto-grow-height="false" fo:min-height="0.634cm" fo:min-width="0.384cm"/>
    </style:style>
    <style:style style:name="gr5" style:family="graphic" style:parent-style-name="objectwithoutfill">
      <style:graphic-properties svg:stroke-width="0.035cm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standard">
      <style:graphic-properties draw:stroke="none" draw:fill-color="#ffff00" draw:opacity="38%" draw:textarea-horizontal-align="justify" draw:textarea-vertical-align="middle" draw:auto-grow-height="false" fo:min-height="0.458cm" fo:min-width="1.446cm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-color="#ffff00" draw:opacity="38%"/>
      <style:paragraph-properties fo:text-align="center"/>
    </style:style>
    <style:style style:name="P7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3" style:family="paragraph">
      <style:paragraph-properties fo:text-align="start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>
      <loext:graphic-properties draw:fill="none" draw:fill-color="#ffffff"/>
      <style:paragraph-properties fo:text-align="start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5" style:family="paragraph">
      <style:text-properties fo:font-size="12pt" fo:font-style="italic" style:font-size-asian="12pt" style:font-style-asian="italic" style:font-size-complex="12pt" style:font-style-complex="italic"/>
    </style:style>
    <style:style style:name="P1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7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8" style:family="paragraph">
      <loext:graphic-properties draw:fill="none" draw:fill-color="#ffff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10cm" svg:x="3.5cm" svg:y="5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.95cm" svg:height="0.806cm" svg:x="1.8cm" svg:y="4cm">
          <draw:text-box>
            <text:p text:style-name="P2"><text:span text:style-name="T1">English alphabet</text:span></text:p>
          </draw:text-box>
        </draw:frame>
        <draw:frame draw:style-name="gr3" draw:text-style-name="P5" draw:layer="layout" svg:width="0.75cm" svg:height="1cm" svg:x="7.249cm" svg:y="8.273cm">
          <draw:text-box>
            <text:p text:style-name="P4"><text:span text:style-name="T2">Y</text:span></text:p>
          </draw:text-box>
        </draw:frame>
        <draw:frame draw:style-name="gr3" draw:text-style-name="P5" draw:layer="layout" svg:width="0.75cm" svg:height="1cm" svg:x="7.249cm" svg:y="12.023cm">
          <draw:text-box>
            <text:p text:style-name="P4"><text:span text:style-name="T2">X</text:span></text:p>
          </draw:text-box>
        </draw:frame>
        <draw:frame draw:style-name="gr3" draw:text-style-name="P5" draw:layer="layout" svg:width="0.75cm" svg:height="1cm" svg:x="4.999cm" svg:y="7.773cm">
          <draw:text-box>
            <text:p text:style-name="P4"><text:span text:style-name="T2">W</text:span></text:p>
          </draw:text-box>
        </draw:frame>
        <draw:frame draw:style-name="gr3" draw:text-style-name="P5" draw:layer="layout" svg:width="0.75cm" svg:height="1cm" svg:x="5.499cm" svg:y="10.023cm">
          <draw:text-box>
            <text:p text:style-name="P4"><text:span text:style-name="T2">V</text:span></text:p>
          </draw:text-box>
        </draw:frame>
        <draw:frame draw:style-name="gr3" draw:text-style-name="P5" draw:layer="layout" svg:width="0.75cm" svg:height="1cm" svg:x="3.749cm" svg:y="10.523cm">
          <draw:text-box>
            <text:p text:style-name="P4"><text:span text:style-name="T2">U</text:span></text:p>
          </draw:text-box>
        </draw:frame>
        <draw:frame draw:style-name="gr3" draw:text-style-name="P5" draw:layer="layout" svg:width="0.75cm" svg:height="1cm" svg:x="4.749cm" svg:y="13.023cm">
          <draw:text-box>
            <text:p text:style-name="P4"><text:span text:style-name="T2">T</text:span></text:p>
          </draw:text-box>
        </draw:frame>
        <draw:frame draw:style-name="gr3" draw:text-style-name="P5" draw:layer="layout" svg:width="0.75cm" svg:height="1cm" svg:x="6.999cm" svg:y="6.773cm">
          <draw:text-box>
            <text:p text:style-name="P4"><text:span text:style-name="T2">S</text:span></text:p>
          </draw:text-box>
        </draw:frame>
        <draw:frame draw:style-name="gr3" draw:text-style-name="P5" draw:layer="layout" svg:width="0.75cm" svg:height="1cm" svg:x="8.249cm" svg:y="10.773cm">
          <draw:text-box>
            <text:p text:style-name="P4"><text:span text:style-name="T2">R</text:span></text:p>
          </draw:text-box>
        </draw:frame>
        <draw:frame draw:style-name="gr3" draw:text-style-name="P5" draw:layer="layout" svg:width="0.75cm" svg:height="1cm" svg:x="5.249cm" svg:y="8.773cm">
          <draw:text-box>
            <text:p text:style-name="P4"><text:span text:style-name="T2">Q</text:span></text:p>
          </draw:text-box>
        </draw:frame>
        <draw:frame draw:style-name="gr3" draw:text-style-name="P5" draw:layer="layout" svg:width="0.75cm" svg:height="1cm" svg:x="8.249cm" svg:y="8.523cm">
          <draw:text-box>
            <text:p text:style-name="P4"><text:span text:style-name="T2">P</text:span></text:p>
          </draw:text-box>
        </draw:frame>
        <draw:frame draw:style-name="gr3" draw:text-style-name="P5" draw:layer="layout" svg:width="0.75cm" svg:height="1cm" svg:x="3.999cm" svg:y="11.773cm">
          <draw:text-box>
            <text:p text:style-name="P4"><text:span text:style-name="T2">O</text:span></text:p>
          </draw:text-box>
        </draw:frame>
        <draw:frame draw:style-name="gr3" draw:text-style-name="P5" draw:layer="layout" svg:width="0.75cm" svg:height="1cm" svg:x="5.499cm" svg:y="6.773cm">
          <draw:text-box>
            <text:p text:style-name="P4"><text:span text:style-name="T2">N</text:span></text:p>
          </draw:text-box>
        </draw:frame>
        <draw:frame draw:style-name="gr3" draw:text-style-name="P5" draw:layer="layout" svg:width="0.75cm" svg:height="1cm" svg:x="7.749cm" svg:y="7.273cm">
          <draw:text-box>
            <text:p text:style-name="P4"><text:span text:style-name="T2">M</text:span></text:p>
          </draw:text-box>
        </draw:frame>
        <draw:frame draw:style-name="gr3" draw:text-style-name="P5" draw:layer="layout" svg:width="0.75cm" svg:height="1cm" svg:x="7.499cm" svg:y="13.273cm">
          <draw:text-box>
            <text:p text:style-name="P4"><text:span text:style-name="T2">L</text:span></text:p>
          </draw:text-box>
        </draw:frame>
        <draw:frame draw:style-name="gr3" draw:text-style-name="P5" draw:layer="layout" svg:width="0.75cm" svg:height="1cm" svg:x="5.749cm" svg:y="12.273cm">
          <draw:text-box>
            <text:p text:style-name="P4"><text:span text:style-name="T2">K</text:span></text:p>
          </draw:text-box>
        </draw:frame>
        <draw:frame draw:style-name="gr3" draw:text-style-name="P5" draw:layer="layout" svg:width="0.75cm" svg:height="1cm" svg:x="6.999cm" svg:y="11.023cm">
          <draw:text-box>
            <text:p text:style-name="P4"><text:span text:style-name="T2">J</text:span></text:p>
          </draw:text-box>
        </draw:frame>
        <draw:frame draw:style-name="gr3" draw:text-style-name="P5" draw:layer="layout" svg:width="0.75cm" svg:height="1cm" svg:x="4.249cm" svg:y="9.523cm">
          <draw:text-box>
            <text:p text:style-name="P4"><text:span text:style-name="T2">I</text:span></text:p>
          </draw:text-box>
        </draw:frame>
        <draw:frame draw:style-name="gr3" draw:text-style-name="P5" draw:layer="layout" svg:width="0.75cm" svg:height="1cm" svg:x="6.249cm" svg:y="5.773cm">
          <draw:text-box>
            <text:p text:style-name="P4"><text:span text:style-name="T2">H</text:span></text:p>
          </draw:text-box>
        </draw:frame>
        <draw:frame draw:style-name="gr3" draw:text-style-name="P5" draw:layer="layout" svg:width="0.75cm" svg:height="1cm" svg:x="8.499cm" svg:y="12.273cm">
          <draw:text-box>
            <text:p text:style-name="P4"><text:span text:style-name="T2">G</text:span></text:p>
          </draw:text-box>
        </draw:frame>
        <draw:frame draw:style-name="gr3" draw:text-style-name="P5" draw:layer="layout" svg:width="0.75cm" svg:height="1cm" svg:x="3.999cm" svg:y="7.773cm">
          <draw:text-box>
            <text:p text:style-name="P4"><text:span text:style-name="T2">F</text:span></text:p>
          </draw:text-box>
        </draw:frame>
        <draw:frame draw:style-name="gr3" draw:text-style-name="P5" draw:layer="layout" svg:width="0.75cm" svg:height="1cm" svg:x="6.499cm" svg:y="9.273cm">
          <draw:text-box>
            <text:p text:style-name="P4"><text:span text:style-name="T2">E</text:span></text:p>
          </draw:text-box>
        </draw:frame>
        <draw:frame draw:style-name="gr3" draw:text-style-name="P5" draw:layer="layout" svg:width="0.75cm" svg:height="1cm" svg:x="5.249cm" svg:y="11.023cm">
          <draw:text-box>
            <text:p text:style-name="P4"><text:span text:style-name="T2">D</text:span></text:p>
          </draw:text-box>
        </draw:frame>
        <draw:frame draw:style-name="gr3" draw:text-style-name="P5" draw:layer="layout" svg:width="0.75cm" svg:height="1cm" svg:x="6.249cm" svg:y="8.023cm">
          <draw:text-box>
            <text:p text:style-name="P4"><text:span text:style-name="T2">C</text:span></text:p>
          </draw:text-box>
        </draw:frame>
        <draw:frame draw:style-name="gr3" draw:text-style-name="P5" draw:layer="layout" svg:width="0.75cm" svg:height="1cm" svg:x="8.249cm" svg:y="9.773cm">
          <draw:text-box>
            <text:p text:style-name="P4"><text:span text:style-name="T2">A</text:span></text:p>
          </draw:text-box>
        </draw:frame>
        <draw:frame draw:style-name="gr3" draw:text-style-name="P5" draw:layer="layout" svg:width="0.75cm" svg:height="1cm" svg:x="5.999cm" svg:y="14.023cm">
          <draw:text-box>
            <text:p text:style-name="P4"><text:span text:style-name="T2">B</text:span></text:p>
          </draw:text-box>
        </draw:frame>
        <draw:frame draw:style-name="gr3" draw:text-style-name="P5" draw:layer="layout" svg:width="0.75cm" svg:height="1cm" svg:x="6.249cm" svg:y="10.273cm">
          <draw:text-box>
            <text:p text:style-name="P4"><text:span text:style-name="T2">Z</text:span></text:p>
          </draw:text-box>
        </draw:frame>
        <draw:custom-shape draw:style-name="gr4" draw:text-style-name="P6" draw:layer="layout" svg:width="1.25cm" svg:height="1.25cm" svg:x="5.205cm" svg:y="8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249cm" svg:y1="9.023cm" svg:x2="2.999cm" svg:y2="7.523cm">
          <text:p/>
        </draw:line>
        <draw:frame draw:style-name="gr6" draw:text-style-name="P8" draw:layer="layout" svg:width="1.2cm" svg:height="0.962cm" svg:x="1.999cm" svg:y="6.811cm">
          <draw:text-box>
            <text:p text:style-name="P7"><text:span text:style-name="T3">Q</text:span></text:p>
          </draw:text-box>
        </draw:frame>
        <draw:frame draw:style-name="gr7" draw:text-style-name="P10" draw:layer="layout" svg:width="1.95cm" svg:height="0.806cm" svg:x="1.049cm" svg:y="6.223cm">
          <draw:text-box>
            <text:p text:style-name="P9"><text:span text:style-name="T4">Key:</text:span></text:p>
          </draw:text-box>
        </draw:frame>
        <draw:frame draw:style-name="gr8" draw:text-style-name="P12" draw:layer="layout" svg:width="5.5cm" svg:height="1.25cm" svg:x="2.25cm" svg:y="2.5cm">
          <draw:text-box>
            <text:p text:style-name="P11"><text:span text:style-name="T5">Key spaces:</text:span></text:p>
          </draw:text-box>
        </draw:frame>
        <draw:custom-shape draw:style-name="gr1" draw:text-style-name="P1" draw:layer="layout" svg:width="6.5cm" svg:height="10cm" svg:x="14.35cm" svg:y="5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7.4cm" svg:height="1.361cm" svg:x="11.5cm" svg:y="3.95cm">
          <draw:text-box>
            <text:p text:style-name="P13"><text:span text:style-name="T1">Valid passwords for this particular website</text:span></text:p>
          </draw:text-box>
        </draw:frame>
        <draw:frame draw:style-name="gr10" draw:text-style-name="P16" draw:layer="layout" svg:width="2.5cm" svg:height="0.725cm" svg:x="17.6cm" svg:y="8.75cm">
          <draw:text-box>
            <text:p text:style-name="P15"><text:span text:style-name="T6">12345678</text:span></text:p>
          </draw:text-box>
        </draw:frame>
        <draw:frame draw:style-name="gr7" draw:text-style-name="P10" draw:layer="layout" svg:width="1.95cm" svg:height="0.806cm" svg:x="11.899cm" svg:y="6.223cm">
          <draw:text-box>
            <text:p text:style-name="P9"><text:span text:style-name="T4">Key:</text:span></text:p>
          </draw:text-box>
        </draw:frame>
        <draw:frame draw:style-name="gr7" draw:text-style-name="P16" draw:layer="layout" svg:width="2.75cm" svg:height="0.75cm" svg:x="15.1cm" svg:y="8cm">
          <draw:text-box>
            <text:p text:style-name="P15"><text:span text:style-name="T6">IdueJq6cjai</text:span></text:p>
          </draw:text-box>
        </draw:frame>
        <draw:frame draw:style-name="gr7" draw:text-style-name="P16" draw:layer="layout" svg:width="5.25cm" svg:height="0.75cm" svg:x="15.6cm" svg:y="12.75cm">
          <draw:text-box>
            <text:p text:style-name="P15"><text:span text:style-name="T6">Ha*3!0a!8j+3 e9 JA91-3</text:span></text:p>
          </draw:text-box>
        </draw:frame>
        <draw:frame draw:style-name="gr7" draw:text-style-name="P16" draw:layer="layout" svg:width="3cm" svg:height="0.75cm" svg:x="14.6cm" svg:y="9cm">
          <draw:text-box>
            <text:p text:style-name="P15"><text:span text:style-name="T6">2IUjq*10QO</text:span></text:p>
          </draw:text-box>
        </draw:frame>
        <draw:frame draw:style-name="gr7" draw:text-style-name="P16" draw:layer="layout" svg:width="3cm" svg:height="0.75cm" svg:x="17.35cm" svg:y="11.75cm">
          <draw:text-box>
            <text:p text:style-name="P15"><text:span text:style-name="T6">(BxyUajs277</text:span></text:p>
          </draw:text-box>
        </draw:frame>
        <draw:frame draw:style-name="gr7" draw:text-style-name="P16" draw:layer="layout" svg:width="2.5cm" svg:height="0.75cm" svg:x="15.1cm" svg:y="11cm">
          <draw:text-box>
            <text:p text:style-name="P15"><text:span text:style-name="T6">jduJau8w</text:span></text:p>
          </draw:text-box>
        </draw:frame>
        <draw:frame draw:style-name="gr7" draw:text-style-name="P16" draw:layer="layout" svg:width="2.5cm" svg:height="0.75cm" svg:x="15.35cm" svg:y="13.75cm">
          <draw:text-box>
            <text:p text:style-name="P15"><text:span text:style-name="T6">M&lt;’’938!s</text:span></text:p>
          </draw:text-box>
        </draw:frame>
        <draw:frame draw:style-name="gr7" draw:text-style-name="P16" draw:layer="layout" svg:width="3cm" svg:height="0.75cm" svg:x="16.6cm" svg:y="14.25cm">
          <draw:text-box>
            <text:p text:style-name="P15"><text:span text:style-name="T6">monkey123</text:span></text:p>
          </draw:text-box>
        </draw:frame>
        <draw:frame draw:style-name="gr7" draw:text-style-name="P16" draw:layer="layout" svg:width="2.75cm" svg:height="0.75cm" svg:x="15.3cm" svg:y="6.5cm">
          <draw:text-box>
            <text:p text:style-name="P15"><text:span text:style-name="T6">apeMan11</text:span></text:p>
          </draw:text-box>
        </draw:frame>
        <draw:frame draw:style-name="gr7" draw:text-style-name="P16" draw:layer="layout" svg:width="2.75cm" svg:height="0.75cm" svg:x="17.35cm" svg:y="7cm">
          <draw:text-box>
            <text:p text:style-name="P15"><text:span text:style-name="T6">password1</text:span></text:p>
          </draw:text-box>
        </draw:frame>
        <draw:frame draw:style-name="gr7" draw:text-style-name="P16" draw:layer="layout" svg:width="3cm" svg:height="0.75cm" svg:x="17.35cm" svg:y="10.25cm">
          <draw:text-box>
            <text:p text:style-name="P15"><text:span text:style-name="T6">Best#1Dog</text:span></text:p>
          </draw:text-box>
        </draw:frame>
        <draw:frame draw:style-name="gr10" draw:text-style-name="P18" draw:layer="layout" svg:width="1.25cm" svg:height="0.725cm" svg:x="15.85cm" svg:y="10.025cm">
          <draw:text-box>
            <text:p text:style-name="P17"><text:span text:style-name="T7">...</text:span></text:p>
          </draw:text-box>
        </draw:frame>
        <draw:frame draw:style-name="gr7" draw:text-style-name="P16" draw:layer="layout" svg:width="2.75cm" svg:height="0.75cm" svg:x="12.35cm" svg:y="7cm">
          <draw:text-box>
            <text:p text:style-name="P15"><text:span text:style-name="T6">IdueJq6cjai</text:span></text:p>
          </draw:text-box>
        </draw:frame>
        <draw:custom-shape draw:style-name="gr11" draw:text-style-name="P6" draw:layer="layout" svg:width="2.75cm" svg:height="1cm" svg:x="15.034cm" svg:y="7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5.1cm" svg:y1="8.25cm" svg:x2="14.6cm" svg:y2="7.75cm">
          <text:p/>
        </draw:line>
        <draw:line draw:style-name="gr12" draw:text-style-name="P1" draw:layer="layout" svg:x1="11.35cm" svg:y1="4cm" svg:x2="11.35cm" svg:y2="15.75cm">
          <text:p/>
        </draw:line>
        <draw:line draw:style-name="gr12" draw:text-style-name="P1" draw:layer="layout" svg:x1="2.5cm" svg:y1="4cm" svg:x2="21.75cm" svg:y2="4cm">
          <text:p/>
        </draw:line>
        <draw:frame draw:style-name="gr9" draw:text-style-name="P10" draw:layer="layout" svg:width="3cm" svg:height="0.806cm" svg:x="5.25cm" svg:y="15.694cm">
          <draw:text-box>
            <text:p text:style-name="P9"><text:span text:style-name="T4">Key space</text:span></text:p>
          </draw:text-box>
        </draw:frame>
        <draw:frame draw:style-name="gr9" draw:text-style-name="P10" draw:layer="layout" svg:width="3cm" svg:height="0.806cm" svg:x="16cm" svg:y="15.694cm">
          <draw:text-box>
            <text:p text:style-name="P9"><text:span text:style-name="T4">Key spac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Cameron</meta:initial-creator>
    <meta:creation-date>2023-07-08T18:42:05.546992196</meta:creation-date>
    <dc:date>2023-07-08T19:21:43.040309088</dc:date>
    <dc:creator>Chris Cameron</dc:creator>
    <meta:editing-duration>PT10M24S</meta:editing-duration>
    <meta:editing-cycles>2</meta:editing-cycles>
    <meta:generator>LibreOffice/7.5.4.2$Linux_X86_64 LibreOffice_project/50$Build-2</meta:generator>
    <meta:document-statistic meta:object-count="55"/>
  </office:meta>
</office:document-meta>
</file>